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Display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67800-5005</text:p>
          </table:table-cell>
          <table:table-cell office:value-type="string">
            <text:p>Molex</text:p>
          </table:table-cell>
          <table:table-cell office:value-type="string">
            <text:p>67800-5005</text:p>
          </table:table-cell>
          <table:table-cell table:number-columns-repeated="2"/>
          <table:table-cell table:formula="oooc:=[.D4]*[.A7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15-91-2160</text:p>
          </table:table-cell>
          <table:table-cell office:value-type="string">
            <text:p>Molex</text:p>
          </table:table-cell>
          <table:table-cell office:value-type="string">
            <text:p>15-91-2160</text:p>
          </table:table-cell>
          <table:table-cell table:number-columns-repeated="2"/>
          <table:table-cell table:formula="oooc:=[.D4]*[.A8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CS-3953M-500-B-TR</text:p>
          </table:table-cell>
          <table:table-cell office:value-type="string">
            <text:p>ECS, Inc</text:p>
          </table:table-cell>
          <table:table-cell office:value-type="string">
            <text:p>SMT</text:p>
          </table:table-cell>
          <table:table-cell table:number-columns-repeated="2"/>
          <table:table-cell table:formula="oooc:=[.D4]*[.A9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LTST-C170TBKT</text:p>
          </table:table-cell>
          <table:table-cell office:value-type="string">
            <text:p>Lumex</text:p>
          </table:table-cell>
          <table:table-cell office:value-type="string">
            <text:p>0805</text:p>
          </table:table-cell>
          <table:table-cell table:number-columns-repeated="2"/>
          <table:table-cell table:formula="oooc:=[.D4]*[.A10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831-1420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 table:number-columns-repeated="2"/>
          <table:table-cell table:formula="oooc:=[.D4]*[.A11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7</text:p>
          </table:table-cell>
          <table:table-cell office:value-type="string">
            <text:p>C0402C103K3RACTU</text:p>
          </table:table-cell>
          <table:table-cell office:value-type="string">
            <text:p>Kemet</text:p>
          </table:table-cell>
          <table:table-cell office:value-type="string">
            <text:p>0402</text:p>
          </table:table-cell>
          <table:table-cell office:value-type="string">
            <text:p>0.01uF</text:p>
          </table:table-cell>
          <table:table-cell office:value-type="string">
            <text:p>10%</text:p>
          </table:table-cell>
          <table:table-cell table:formula="oooc:=[.D4]*[.A12]" office:value-type="float" office:value="17">
            <text:p>17</text:p>
          </table:table-cell>
          <table:table-cell table:number-columns-repeated="249"/>
        </table:table-row>
        <table:table-row table:style-name="ro1">
          <table:table-cell office:value-type="string">
            <text:p>15</text:p>
          </table:table-cell>
          <table:table-cell office:value-type="string">
            <text:p>C0603C104J4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 office:value-type="string">
            <text:p>5%</text:p>
          </table:table-cell>
          <table:table-cell table:formula="oooc:=[.D4]*[.A13]" office:value-type="float" office:value="15">
            <text:p>15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DS92LV1224</text:p>
          </table:table-cell>
          <table:table-cell office:value-type="string">
            <text:p>National Semiconductor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1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3S1000-4FT256C</text:p>
          </table:table-cell>
          <table:table-cell office:value-type="string">
            <text:p>Xilinx</text:p>
          </table:table-cell>
          <table:table-cell office:value-type="string">
            <text:p>FT256</text:p>
          </table:table-cell>
          <table:table-cell table:number-columns-repeated="2"/>
          <table:table-cell table:formula="oooc:=[.D4]*[.A15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2C64A-5VQ44C</text:p>
          </table:table-cell>
          <table:table-cell office:value-type="string">
            <text:p>Xilinx</text:p>
          </table:table-cell>
          <table:table-cell office:value-type="string">
            <text:p>VQ44</text:p>
          </table:table-cell>
          <table:table-cell table:number-columns-repeated="2"/>
          <table:table-cell table:formula="oooc:=[.D4]*[.A16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9</text:p>
          </table:table-cell>
          <table:table-cell office:value-type="string">
            <text:p>ERJ-3EKF1000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17]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RJ-3EKF47R5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47.5</text:p>
          </table:table-cell>
          <table:table-cell office:value-type="string">
            <text:p>1%</text:p>
          </table:table-cell>
          <table:table-cell table:formula="oooc:=[.D4]*[.A18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18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9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25DCQ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2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01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21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LXM1623-12-41</text:p>
          </table:table-cell>
          <table:table-cell office:value-type="string">
            <text:p>Microsemi-IPG</text:p>
          </table:table-cell>
          <table:table-cell office:value-type="string">
            <text:p>PCB</text:p>
          </table:table-cell>
          <table:table-cell table:number-columns-repeated="2"/>
          <table:table-cell table:formula="oooc:=[.D4]*[.A2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LX9501G</text:p>
          </table:table-cell>
          <table:table-cell office:value-type="string">
            <text:p>Microsemi-IPG</text:p>
          </table:table-cell>
          <table:table-cell office:value-type="string">
            <text:p>cable assembly</text:p>
          </table:table-cell>
          <table:table-cell table:number-columns-repeated="2"/>
          <table:table-cell table:formula="oooc:=[.D4]*[.A23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-51750GD065J-FW-AA</text:p>
          </table:table-cell>
          <table:table-cell office:value-type="string">
            <text:p>Optrex America Inc. </text:p>
          </table:table-cell>
          <table:table-cell office:value-type="string">
            <text:p>LCD</text:p>
          </table:table-cell>
          <table:table-cell table:number-columns-repeated="2"/>
          <table:table-cell table:formula="oooc:=[.D4]*[.A2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6</text:p>
          </table:table-cell>
          <table:table-cell office:value-type="string">
            <text:p>TAJC106M016R</text:p>
          </table:table-cell>
          <table:table-cell office:value-type="string">
            <text:p>AVX corporation</text:p>
          </table:table-cell>
          <table:table-cell office:value-type="string">
            <text:p>6032</text:p>
          </table:table-cell>
          <table:table-cell office:value-type="string">
            <text:p>10uF</text:p>
          </table:table-cell>
          <table:table-cell/>
          <table:table-cell table:formula="oooc:=[.D4]*[.A25]" office:value-type="float" office:value="6">
            <text:p>6</text:p>
          </table:table-cell>
          <table:table-cell table:number-columns-repeated="249"/>
        </table:table-row>
        <table:table-row table:style-name="ro1">
          <table:table-cell office:value-type="string">
            <text:p>3</text:p>
          </table:table-cell>
          <table:table-cell office:value-type="string">
            <text:p>GRM31MR71A225M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2.2uF</text:p>
          </table:table-cell>
          <table:table-cell/>
          <table:table-cell table:formula="oooc:=[.D4]*[.A26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DF9A-31S-1V(22)</text:p>
          </table:table-cell>
          <table:table-cell table:number-columns-repeated="4"/>
          <table:table-cell table:formula="oooc:=[.D4]*[.A27]" office:value-type="float" office:value="1">
            <text:p>1</text:p>
          </table:table-cell>
          <table:table-cell table:number-columns-repeated="249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0/12/2007</text:date>, <text:time>10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10-12T10:47:19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25"/>
  </office:meta>
</office:document-meta>
</file>